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d8fc7" officeooo:paragraph-rsid="000d8fc7"/>
    </style:style>
    <style:style style:name="P2" style:family="paragraph" style:parent-style-name="Standard">
      <style:text-properties officeooo:rsid="000d8fc7" officeooo:paragraph-rsid="0014003a"/>
    </style:style>
    <style:style style:name="P3" style:family="paragraph" style:parent-style-name="Text_20_body">
      <style:text-properties officeooo:rsid="000e8f12" officeooo:paragraph-rsid="000e8f12"/>
    </style:style>
    <style:style style:name="P4" style:family="paragraph" style:parent-style-name="Text_20_body">
      <style:text-properties officeooo:rsid="000e8f12" officeooo:paragraph-rsid="0017d56f"/>
    </style:style>
    <style:style style:name="P5" style:family="paragraph" style:parent-style-name="Text_20_body">
      <style:text-properties officeooo:rsid="000f8225" officeooo:paragraph-rsid="000f8225"/>
    </style:style>
    <style:style style:name="P6" style:family="paragraph" style:parent-style-name="Text_20_body">
      <style:text-properties officeooo:rsid="00125767" officeooo:paragraph-rsid="00125767"/>
    </style:style>
    <style:style style:name="P7" style:family="paragraph" style:parent-style-name="Text_20_body">
      <style:text-properties officeooo:rsid="001501e5" officeooo:paragraph-rsid="001501e5"/>
    </style:style>
    <style:style style:name="P8" style:family="paragraph" style:parent-style-name="Heading_20_2">
      <style:text-properties officeooo:rsid="00125767" officeooo:paragraph-rsid="00125767"/>
    </style:style>
    <style:style style:name="T1" style:family="text">
      <style:text-properties officeooo:rsid="000e6079"/>
    </style:style>
    <style:style style:name="T2" style:family="text">
      <style:text-properties officeooo:rsid="000f8225"/>
    </style:style>
    <style:style style:name="T3" style:family="text">
      <style:text-properties officeooo:rsid="0010d125"/>
    </style:style>
    <style:style style:name="T4" style:family="text">
      <style:text-properties officeooo:rsid="0014003a"/>
    </style:style>
    <style:style style:name="T5" style:family="text">
      <style:text-properties officeooo:rsid="00144689"/>
    </style:style>
    <style:style style:name="T6" style:family="text">
      <style:text-properties officeooo:rsid="00157533"/>
    </style:style>
    <style:style style:name="T7" style:family="text">
      <style:text-properties officeooo:rsid="001587ec"/>
    </style:style>
    <style:style style:name="T8" style:family="text">
      <style:text-properties officeooo:rsid="00173c81"/>
    </style:style>
    <style:style style:name="T9" style:family="text">
      <style:text-properties officeooo:rsid="0017d56f"/>
    </style:style>
    <style:style style:name="T10" style:family="text">
      <style:text-properties officeooo:rsid="0019bcd4"/>
    </style:style>
    <style:style style:name="T11" style:family="text">
      <style:text-properties officeooo:rsid="001cfb5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h.30</text:h>
      <text:h text:style-name="Heading_20_2" text:outline-level="2">Sick</text:h>
      <text:p text:style-name="P2"><text:tab/>Kit is laying on the door and says something <text:span text:style-name="T1">incomprehensible.</text:span> Angie smiles and says, “Oh Kit we really are going to have to go out more”</text:p>
      <text:p text:style-name="P2"/>
      <text:p text:style-name="P2"><text:tab/>Kit then sits up again <text:span text:style-name="T9">repeating it</text:span> and covers her mouth. That’s when Angie realizes Kit is saying, “I think I’m going to get sick” She parks on the side of the road and Kit runs out into some bushes and throws up.</text:p>
      <text:p text:style-name="P1"/>
      <text:p text:style-name="P1"><text:tab/><text:span text:style-name="T1">Angie steps out and walks around looking at the country side and says, “We need to go back home”. She looks over at Kit who’s on her hands and knees. </text:span></text:p>
      <text:p text:style-name="P1"/>
      <text:p text:style-name="P1"><text:tab/><text:span text:style-name="T1">Soon she tries to stand back up. But stumbles into Angie. Her arm hits Angie’s boob and Kit smiles before saying, “Stwooshie” Angie smiles and says, “Come on” Kit almost falls down before Angie opens the door and helps her in.</text:span></text:p>
      <text:p text:style-name="P1"/>
      <text:p text:style-name="P1"><text:tab/><text:span text:style-name="T1">Kit pushes her lips together wanting a kiss. Angie says, “Maybe later. You just threw up”</text:span></text:p>
      <text:p text:style-name="P1"/>
      <text:p text:style-name="P1"><text:tab/><text:span text:style-name="T1">They make it a little way more down the road before she has to stop again this time it is so Kit can pee”</text:span></text:p>
      <text:p text:style-name="P1"/>
      <text:p text:style-name="P1"><text:tab/><text:span text:style-name="T1">Angie watches her and sees piss coming out of her pussy. She smiles and says, “I kind of get what Josh gets out of this” Kit cleans herself up then Angie helps her back to the car. </text:span></text:p>
      <text:p text:style-name="P1"/>
      <text:p text:style-name="P1"><text:tab/><text:span text:style-name="T1">This time after puling out Angie starts to ask her something. But sees her passed out.</text:span></text:p>
      <text:p text:style-name="P1"/>
      <text:h text:style-name="P8" text:outline-level="2">Kit</text:h>
      <text:p text:style-name="P4"><text:tab/>Beth and Vicky are in bed topless squeezing each other’s chest while making out. On their <text:span text:style-name="T2">computer</text:span> is a reply from the guy they found. <text:s/><text:span text:style-name="T9">He agreed but wants to meet them first.</text:span></text:p>
      <text:p text:style-name="P4"><text:tab/>When Beth starts sucking on Vicky’s neck she says, “Lets do it” They get undressed and then they get back in bed, and <text:span text:style-name="T9">st</text:span>art fingering each other. <text:span text:style-name="T2">Beth giggles and says, “Man your wet” Vicky smiles and says, “You to” then they begin french kissing again. </text:span></text:p>
      <text:p text:style-name="P3"><text:tab/>“<text:span text:style-name="T2">I wonder how big your boobs are going to get when we’re knocked up”, Vicky smiles. Beth replies, “My god you're going to be as big as your Kit” Vicky ignores the comment and fingers her faster. Then Beth says, “I wonder how big her nipples are and if yours is going to be that big” Vicky feels Beth’s pussy getting even wetter and groans. </text:span></text:p>
      <text:p text:style-name="P3"><text:tab/><text:span text:style-name="T2">When Beth says, “Oh God. This is going to be hot” Vicky sits up and says, “Beth, do you have a crush on my sister?” Beth sits up and says, “No why do you ask?” Vicky quotes Beth by saying, “You said I wonder if my breast are going to be as big as Kit’s and you wonder how big her nipples are. Then you started cumming” </text:span></text:p>
      <text:p text:style-name="P3"><text:soft-page-break/></text:p>
      <text:p text:style-name="P5"><text:tab/>Beth frustrated says, “Yes, and you stopped. You moan her name in your sleep all the time. I just thought maybe you had a thing. I know you two fool around. So maybe” Vicky lays down and says, “Beth shut up.” Beth confused ask, “Are you mad?” Vicky relies, “No, I just can’t believe you like my sister” </text:p>
      <text:p text:style-name="P5"><text:tab/>Beth frowns and replies, “<text:span text:style-name="T3">Vicky I was hopping that looking like your sister would make you turned on since you envy her” Vicky sits up mad and says, “I do not envy my sister” Beth rolls her eyes and says, “Oh so the fact She has a girl that wants to throw money at her for what ever reason. On top of being able feel out a dress with nice cleavage. Along with her nice breast. These are all things you have told me she’s lucky to have”</text:span></text:p>
      <text:p text:style-name="P5"><text:tab/><text:span text:style-name="T3">Vicky sighs saying, “I guess I do a little. But I’m prettier” Beth confused says, “You two look just alike. Except you have lighter hair” Vicky gets up and goes to the restroom saying, “Beth it is probably a good thing you quit the hospital” Beth follows her saying, “Why?”, getting angry. Vicky turns around and says, “I mean hell Sarah has large breast. Kit has large breast. I’m stuck with these tiny ass things. Mom even has large breast”, pushing up her breast. </text:span></text:p>
      <text:p text:style-name="P5"><text:tab/><text:span text:style-name="T3">Beth looks down to hers and says, “You do realize compared to mine. Your as big as her.” Beth changes the topic feeling down about herself now, “So why are we going to the bathroom” Vicky replies, “I’m getting a shower. No idea why you followed me” Beth smiles and says, “Good we’re both already naked want to finish what we started?” Vicky shakes her head and shuts the door in Beth’s face and locks it</text:span></text:p>
      <text:p text:style-name="P5"><text:tab/><text:span text:style-name="T3">Beth crosses her arms and flops down on the bed with a huff. </text:span></text:p>
      <text:h text:style-name="Heading_20_2" text:outline-level="2">Home</text:h>
      <text:p text:style-name="P6"><text:tab/>Angie gets out of her car leaving Kit passed out and goes up to get Mike. She opens the door to this room and sees him <text:span text:style-name="T10">jacking off looking at a mirror</text:span>. She shakes her head and says, “<text:span text:style-name="T10">I always knew you where hot for yourself. But I need help with, Kit</text:span>”</text:p>
      <text:p text:style-name="P6"><text:tab/>Mike jumps and quickly <text:span text:style-name="T10">composes himself</text:span>. <text:span text:style-name="T10">Then says, “OK, and I was just trying something”. Angie rolls her eyes and says, “Come on”</text:span>.</text:p>
      <text:p text:style-name="P6"><text:tab/>He slowly opens the door and catches her as she falls out. He then picks up her up effortlessly and carries her in<text:span text:style-name="T10">to the house</text:span> and into her room.</text:p>
      <text:p text:style-name="P6"><text:tab/>He lays her down and lifts up her skirt. Angie clears her throat and says, “Taking advantage of your sister?”</text:p>
      <text:p text:style-name="P6"><text:tab/>Mike repossessions her and says, “Huh? No.” Angie lifts up her shirt and says, “Want to do it?” Mike rubs his pants and says, “No I’m seeing someone. But how many did she have?” Angie lowers her shirt and says, “One, <text:span text:style-name="T4">a</text:span>nd she was guarding the pitcher like she was a guard dog”</text:p>
      <text:p text:style-name="P6"><text:soft-page-break/><text:tab/>Mike smiles and says, “Damn she’s a lightweight” Angie nods and walks up to Mike grabbing his crotch and says, “Come on big boy” Mike knocks her hand down and says, “Angie please” Angie gets more forceful and sticks her hand down his pants and says, “Oh th<text:span text:style-name="T10">ere</text:span>’s that big boy”</text:p>
      <text:p text:style-name="P6"><text:tab/>Mike mad pulls her hand out and says, “Please I said no” Angie gets mad and says, “<text:span text:style-name="T11">Oh you where going to do your sleeping sister</text:span>”</text:p>
      <text:p text:style-name="P6"><text:tab/>Going up the stairs he says, “Damn slut” Angie flips him off and goes to her room. <text:span text:style-name="T5">She walks back out a second later and says, “Mike who is this girl you're seeing?” Thinking he’s just making her up. Mike ignores her and continues</text:span></text:p>
      <text:h text:style-name="Heading_20_2" text:outline-level="2">Vicky’s fantasy</text:h>
      <text:p text:style-name="P7"><text:tab/>Vicky is in a steam filled bathroom. <text:span text:style-name="T6">It is</text:span> a large room with blue rugs. <text:span text:style-name="T11">O</text:span>ne in front of the large shower big enough for two people. Another in front of the <text:span text:style-name="T6">toilet.</text:span> Then finally one in front of <text:span text:style-name="T6">the</text:span> sink</text:p>
      <text:p text:style-name="P7"><text:tab/><text:span text:style-name="T6">She’s in the shower squeezing her breast and playing with her clit with her eyes closed and the hot water running over her. She’s softly moaning, “Oh yes”</text:span></text:p>
      <text:p text:style-name="P7"><text:tab/><text:span text:style-name="T6">She’s fantasizing when she and Kit where little and Kit let her feel her boobs. The reason. Kit thought she felt a lump. They felt each other checking finding nothing. Then kept checking to make sure. Now she’s enjoying the real reason they kept doing it. They loved the feel of each other’s soft chest Vicky especially loved how much bigger Kit’s was to hers. </text:span></text:p>
      <text:p text:style-name="P7"><text:tab/><text:span text:style-name="T7">Vicky’s hadn’t developed very much then. She was only fourteen. So was excited when she developed more. But was disappointed when they didn’t get to Kit or her other sister’s size. She was hopping they’d get bigger than theirs.</text:span></text:p>
      <text:p text:style-name="P7"><text:tab/><text:span text:style-name="T7">She is also turned on by the idea that when she gets pregnant their going to get bigger, and very possibly bigger than Kit’s.</text:span></text:p>
      <text:p text:style-name="P7"><text:tab/><text:span text:style-name="T7">On that thought she sticks her finger up into her pussy. Slowly at first then faster. The pressure she feels takes her breath a bit before she starts getting excited ad moaning loud. Imagining herself with bigger breast than Kit and Kit jealous of her.</text:span></text:p>
      <text:p text:style-name="P7"><text:tab/><text:span text:style-name="T7">She starts shaking a little from the excitement before she feels the excitement building. Then water gushes out her of pussy.</text:span></text:p>
      <text:p text:style-name="P7"><text:tab/><text:span text:style-name="T7">She stands in there for a minute before steping out of the room with her hair wrapped in a towel and one around her. Beth is still sitting with her arms crossed and says, “I heard you cumming” Vicky gives her a cute smile and says, “Sorry. But I do have to admit something. But first a question. Exactly how much bigger will my breast get?” Beth shrugs and says, “Some women go up two sizes some only one” Vicky says, “Is it permanent?” Beth again shrugs and says, “Depends on the women but as long as you're lactating they’ll stay the same” Vicky whispers, “I wonder if Mike is into milking” Beth smiles and says, “I am”</text:span></text:p>
      <text:p text:style-name="P7"><text:soft-page-break/><text:tab/><text:span text:style-name="T8">Vicky smiles and says, “OK I was jealous of Kit. She gets everything” Beth laughs thinking it is cute and says, “By any chance are you still rearing to go?” Vicky shakes her head and says, “I left you some hot water. Thank God you bought a huge tank” </text:span></text:p>
      <text:p text:style-name="P7"><text:tab/><text:span text:style-name="T8">Beth takes Vicky’s towel around her body and says, “I’ll be back” Vicky gets in bed and says, “O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6T01:15:37.600000000</meta:creation-date>
    <dc:date>2018-02-27T02:27:04.102000000</dc:date>
    <meta:editing-duration>PT12M57S</meta:editing-duration>
    <meta:editing-cycles>3</meta:editing-cycles>
    <meta:generator>LibreOffice/6.0.0.3$Windows_X86_64 LibreOffice_project/64a0f66915f38c6217de274f0aa8e15618924765</meta:generator>
    <meta:document-statistic meta:table-count="0" meta:image-count="0" meta:object-count="0" meta:page-count="4" meta:paragraph-count="40" meta:word-count="1516" meta:character-count="7972" meta:non-whitespace-character-count="6450"/>
  </office:meta>
</office:document-meta>
</file>